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1.96cm" fo:break-before="auto" style:use-optimal-row-height="true"/>
    </style:style>
    <style:style style:name="ro17" style:family="table-row">
      <style:table-row-properties style:row-height="1.93cm" fo:break-before="auto" style:use-optimal-row-height="false"/>
    </style:style>
    <style:style style:name="ro18" style:family="table-row">
      <style:table-row-properties style:row-height="2.046cm" fo:break-before="auto" style:use-optimal-row-height="false"/>
    </style:style>
    <style:style style:name="ro19" style:family="table-row">
      <style:table-row-properties style:row-height="3.861cm" fo:break-before="auto" style:use-optimal-row-height="true"/>
    </style:style>
    <style:style style:name="ro22" style:family="table-row">
      <style:table-row-properties style:row-height="2.895cm" fo:break-before="auto" style:use-optimal-row-height="true"/>
    </style:style>
    <style:style style:name="ro2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0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5"/>
        <table:table-column table:style-name="co9" table:default-cell-style-name="ce48"/>
        <table:table-column table:style-name="co10" table:default-cell-style-name="ce53"/>
        <table:table-column table:style-name="co11" table:default-cell-style-name="ce53"/>
        <table:table-column table:style-name="co12" table:default-cell-style-name="ce45"/>
        <table:table-column table:style-name="co18" table:default-cell-style-name="ce45"/>
        <table:table-column table:style-name="co19" table:default-cell-style-name="ce45"/>
        <table:table-column table:style-name="co15" table:number-columns-repeated="2" table:default-cell-style-name="ce45"/>
        <table:table-column table:style-name="co1" table:number-columns-repeated="1015" table:default-cell-style-name="ce45"/>
        <table:table-row table:style-name="ro7">
          <table:table-cell table:number-columns-repeated="7"/>
          <table:table-cell table:style-name="ce60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6"/>
          <table:table-cell table:style-name="ce49" office:value-type="string" calcext:value-type="string">
            <text:p>Caso de Uso</text:p>
          </table:table-cell>
          <table:table-cell table:style-name="ce49" office:value-type="string" calcext:value-type="string">
            <text:p>Fluxo</text:p>
          </table:table-cell>
          <table:table-cell table:style-name="ce49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1" office:value-type="string" calcext:value-type="string">
            <text:p>Resultado da Execução</text:p>
          </table:table-cell>
          <table:table-cell table:style-name="ce61" office:value-type="string" calcext:value-type="string">
            <text:p>Observações da Execução</text:p>
          </table:table-cell>
          <table:table-cell table:style-name="ce46" table:number-columns-repeated="1015"/>
        </table:table-row>
        <table:table-row table:style-name="ro9">
          <table:table-cell table:style-name="ce46"/>
          <table:table-cell table:style-name="ce50" table:number-columns-spanned="8" table:number-rows-spanned="1"/>
          <table:covered-table-cell table:number-columns-repeated="7"/>
          <table:table-cell table:style-name="ce46" table:number-columns-repeated="1015"/>
        </table:table-row>
        <table:table-row table:style-name="ro12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1</text:p>
          </table:table-cell>
          <table:table-cell table:style-name="ce57" office:value-type="string" calcext:value-type="string">
            <text:p>Cadastrar Estagiário</text:p>
          </table:table-cell>
          <table:table-cell table:style-name="ce57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2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2</text:p>
          </table:table-cell>
          <table:table-cell table:style-name="ce57" office:value-type="string" calcext:value-type="string">
            <text:p>Cadastrar Estagiário: Campos obrigatórios em branco</text:p>
          </table:table-cell>
          <table:table-cell table:style-name="ce57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57" office:value-type="string" calcext:value-type="string">
            <text:p>Sistema não redireciona estagiário e informa que existe campos obrigatórios em branc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3</text:p>
          </table:table-cell>
          <table:table-cell table:style-name="ce57" office:value-type="string" calcext:value-type="string">
            <text:p>Cadastrar Estagiário: Campo nome (Com números) </text:p>
          </table:table-cell>
          <table:table-cell table:style-name="ce57" office:value-type="string" calcext:value-type="string">
            <text:p>1- Estagiário preenche campo nome com o valor numérico <text:s text:c="48"/>2- Estagiário preenche os outros campos <text:s text:c="10"/>3- Estagiário escolhe a opção para confirmar cadastramento.</text:p>
          </table:table-cell>
          <table:table-cell table:style-name="ce57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4</text:p>
          </table:table-cell>
          <table:table-cell table:style-name="ce57" office:value-type="string" calcext:value-type="string">
            <text:p>Cadastrar Estagiário: Campo nome (Com caracteres especiais) </text:p>
          </table:table-cell>
          <table:table-cell table:style-name="ce57" office:value-type="string" calcext:value-type="string">
            <text:p>1- Estagiário preenche campo nome com caracteres especiais</text:p>
            <text:p>2- Estagiário preenche os outros campos           3- Estagiário escolhe a opção para confirmar cadastramento.</text:p>
          </table:table-cell>
          <table:table-cell table:style-name="ce57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5</text:p>
          </table:table-cell>
          <table:table-cell table:style-name="ce57" office:value-type="string" calcext:value-type="string">
            <text:p>Cadastrar Estagiário: Campo nome da mãe (Com números) </text:p>
          </table:table-cell>
          <table:table-cell table:style-name="ce57" office:value-type="string" calcext:value-type="string">
            <text:p>1- Estagiário preenche campo nome da mãe com o valor numérico <text:s text:c="38"/>2- Estagiário preenche os outros campos <text:s text:c="10"/>3- Estagiário escolhe a opção para confirmar cadastramento. <text:s/></text:p>
          </table:table-cell>
          <table:table-cell table:style-name="ce57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6</text:p>
          </table:table-cell>
          <table:table-cell table:style-name="ce57" office:value-type="string" calcext:value-type="string">
            <text:p>Cadastrar Estagiário: Campo nome da mãe (Com caracteres especiais) </text:p>
          </table:table-cell>
          <table:table-cell table:style-name="ce57" office:value-type="string" calcext:value-type="string">
            <text:p>1- Estagiário preenche campo nome da mãe com caracteres especiais</text:p>
            <text:p>2- Estagiário preenche os outros campos           3- Estagiário escolhe a opção para confirmar cadastramento.  </text:p>
          </table:table-cell>
          <table:table-cell table:style-name="ce57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8</text:p>
          </table:table-cell>
          <table:table-cell table:style-name="ce57" office:value-type="string" calcext:value-type="string">
            <text:p>Cadastrar Estagiário: Campo telefone (Com letras) </text:p>
          </table:table-cell>
          <table:table-cell table:style-name="ce57" office:value-type="string" calcext:value-type="string">
            <text:p>1- Estagiário preenche campo telefone com o valor alfabét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não permite que o campo telefone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9</text:p>
          </table:table-cell>
          <table:table-cell table:style-name="ce57" office:value-type="string" calcext:value-type="string">
            <text:p>Cadastrar Estagiário: Campo telefone (Com caracteres especiais) </text:p>
          </table:table-cell>
          <table:table-cell table:style-name="ce57" office:value-type="string" calcext:value-type="string">
            <text:p>1- Estagiário preenche campo telefone com caracteres especi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não permite que o campo telefone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0</text:p>
          </table:table-cell>
          <table:table-cell table:style-name="ce57" office:value-type="string" calcext:value-type="string">
            <text:p>Cadastrar Estagiário: Campo data de nascimento (Com letras) </text:p>
          </table:table-cell>
          <table:table-cell table:style-name="ce57" office:value-type="string" calcext:value-type="string">
            <text:p>1- Estagiário preenche campo data de nascimento com o valor alfabético</text:p>
            <text:p>2- Estagiário preenche os outros campos          3- Estagiário escolhe a opção para confirmar cadastramento. </text:p>
          </table:table-cell>
          <table:table-cell table:style-name="ce57" office:value-type="string" calcext:value-type="string">
            <text:p>Sistema não permite que o campo dat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1</text:p>
          </table:table-cell>
          <table:table-cell table:style-name="ce57" office:value-type="string" calcext:value-type="string">
            <text:p>Cadastrar Estagiário: Campo data de nascimento (Com caracteres especiais) </text:p>
          </table:table-cell>
          <table:table-cell table:style-name="ce57" office:value-type="string" calcext:value-type="string">
            <text:p>1- Estagiário preenche campo data de nascimento com caracteres especiais</text:p>
            <text:p>2- Estagiário preenche os outros campos          3- Estagiário escolhe a opção para confirmar cadastramento. </text:p>
          </table:table-cell>
          <table:table-cell table:style-name="ce57" office:value-type="string" calcext:value-type="string">
            <text:p>Sistema não permite que o campo dat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2</text:p>
          </table:table-cell>
          <table:table-cell table:style-name="ce57" office:value-type="string" calcext:value-type="string">
            <text:p>Cadastrar Estagiário: Campo data de nascimento (Data inválida) </text:p>
          </table:table-cell>
          <table:table-cell table:style-name="ce57" office:value-type="string" calcext:value-type="string">
            <text:p>1- Estagiário preenche campo data de nascimento com data inválida </text:p>
            <text:p>2- Estagiário preenche os outros campos          3- Estagiário escolhe a opção para confirmar cadastramento.    </text:p>
          </table:table-cell>
          <table:table-cell table:style-name="ce57" office:value-type="string" calcext:value-type="string">
            <text:p>Sistema informa que campo data co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3</text:p>
          </table:table-cell>
          <table:table-cell table:style-name="ce57" office:value-type="string" calcext:value-type="string">
            <text:p>Cadastrar Estagiário: Campo matricula (Com letras) </text:p>
          </table:table-cell>
          <table:table-cell table:style-name="ce57" office:value-type="string" calcext:value-type="string">
            <text:p>1- Estagiário preenche campo matricula com o valor alfabético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matricul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4</text:p>
          </table:table-cell>
          <table:table-cell table:style-name="ce57" office:value-type="string" calcext:value-type="string">
            <text:p>Cadastrar Estagiário: Campo matricula (Com caracteres especiais)</text:p>
          </table:table-cell>
          <table:table-cell table:style-name="ce57" office:value-type="string" calcext:value-type="string">
            <text:p>1- Estagiário preenche campo matricula com caracteres especiais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matricul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5</text:p>
          </table:table-cell>
          <table:table-cell table:style-name="ce57" office:value-type="string" calcext:value-type="string">
            <text:p>Cadastrar Estagiário: Campo matricula (Matricula existente)</text:p>
          </table:table-cell>
          <table:table-cell table:style-name="ce57" office:value-type="string" calcext:value-type="string">
            <text:p>1- Estagiário preenche campo matricula com matricula já existente <text:s text:c="39"/>2- Estagiário preenche os outros campos <text:s text:c="10"/>3- Estagiário escolhe a opção para confirmar cadastramento. <text:s text:c="2"/></text:p>
          </table:table-cell>
          <table:table-cell table:style-name="ce57" office:value-type="string" calcext:value-type="string">
            <text:p>Sistema informa que matricula já existe em outro cadastr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6</text:p>
          </table:table-cell>
          <table:table-cell table:style-name="ce57" office:value-type="string" calcext:value-type="string">
            <text:p>Cadastrar Estagiário: Campo endereço (Com números) </text:p>
          </table:table-cell>
          <table:table-cell table:style-name="ce57" office:value-type="string" calcext:value-type="string">
            <text:p>1- Estagiário preenche campo endereço com o valor numér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4"/>
          <table:table-cell table:style-name="Default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7</text:p>
          </table:table-cell>
          <table:table-cell table:style-name="ce57" office:value-type="string" calcext:value-type="string">
            <text:p>Cadastrar Estagiário: Campo endereço (Com caracteres especais)</text:p>
          </table:table-cell>
          <table:table-cell table:style-name="ce57" office:value-type="string" calcext:value-type="string">
            <text:p>1- Estagiário preenche campo endereço com caracteres espec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8</text:p>
          </table:table-cell>
          <table:table-cell table:style-name="ce57" office:value-type="string" calcext:value-type="string">
            <text:p>Cadastrar Estagiário: Campo cidade (Com números) </text:p>
          </table:table-cell>
          <table:table-cell table:style-name="ce57" office:value-type="string" calcext:value-type="string">
            <text:p>1- Estagiário preenche campo cidade com o valor numér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9</text:p>
          </table:table-cell>
          <table:table-cell table:style-name="ce57" office:value-type="string" calcext:value-type="string">
            <text:p>Cadastrar Estagiário: Campo cidade (Com caracteres especiais)</text:p>
          </table:table-cell>
          <table:table-cell table:style-name="ce57" office:value-type="string" calcext:value-type="string">
            <text:p>1- Estagiário preenche campo cidade com caracteres especi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0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valor alfabético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CEP não será preenchido por números</text:p>
          </table:table-cell>
          <table:table-cell table:style-name="ce47"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1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caracteres especiais</text:p>
            <text:p> 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2</text:p>
          </table:table-cell>
          <table:table-cell table:style-name="ce57" office:value-type="string" calcext:value-type="string">
            <text:p>Cadastrar Estagiário: Campo opcionais preenchidos</text:p>
          </table:table-cell>
          <table:table-cell table:style-name="ce57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3</text:p>
          </table:table-cell>
          <table:table-cell table:style-name="ce57" office:value-type="string" calcext:value-type="string">
            <text:p>Cadastrar Estagiário: Campo opcionais em branco</text:p>
          </table:table-cell>
          <table:table-cell table:style-name="ce57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4</text:p>
          </table:table-cell>
          <table:table-cell table:style-name="ce57" office:value-type="string" calcext:value-type="string">
            <text:p>Cadastrar Estagiário: Turma não selecionada</text:p>
          </table:table-cell>
          <table:table-cell table:style-name="ce57" office:value-type="string" calcext:value-type="string">
            <text:p>1- Estagiário preenche todos os campos com valores no padrão desejado  </text:p>
            <text:p>2- Estagiário não seleciona turma</text:p>
            <text:p>3- Estagiário escolhe a opção para confirmar cadastramento.     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4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2_25</text:p>
          </table:table-cell>
          <table:table-cell table:style-name="ce57" office:value-type="string" calcext:value-type="string">
            <text:p>Pesquisar Estagiário: Campo turma</text:p>
          </table:table-cell>
          <table:table-cell table:style-name="ce57" office:value-type="string" calcext:value-type="string">
            <text:p>1- Coordenador escolhe turma que deseja pesquisar</text:p>
            <text:p>2- Coordenador confirma a operação</text:p>
          </table:table-cell>
          <table:table-cell table:style-name="ce57" office:value-type="string" calcext:value-type="string">
            <text:p>Sistema lista todos os estagiários cadastrados em ordem alfabética na turma selecionada</text:p>
          </table:table-cell>
          <table:table-cell table:number-columns-repeated="1017"/>
        </table:table-row>
        <table:table-row table:style-name="ro14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6</text:p>
          </table:table-cell>
          <table:table-cell table:style-name="ce57" office:value-type="string" calcext:value-type="string">
            <text:p>Pesquisar Estagiário: Campo turma (em branco)</text:p>
          </table:table-cell>
          <table:table-cell table:style-name="ce57" office:value-type="string" calcext:value-type="string">
            <text:p>1- Coordenador não escolhe turma que deseja pesquisar</text:p>
            <text:p>2- Coordenador confirma a operação</text:p>
          </table:table-cell>
          <table:table-cell table:style-name="ce57" office:value-type="string" calcext:value-type="string">
            <text:p>Sistema informa que campo turma precisar ser preenchido</text:p>
          </table:table-cell>
          <table:table-cell table:number-columns-repeated="1017"/>
        </table:table-row>
        <table:table-row table:style-name="ro15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7</text:p>
          </table:table-cell>
          <table:table-cell table:style-name="ce57" office:value-type="string" calcext:value-type="string">
            <text:p>Pesquisar Estagiário: Por nome</text:p>
          </table:table-cell>
          <table:table-cell table:style-name="ce57" office:value-type="string" calcext:value-type="string">
            <text:p>1- Coordenador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57" office:value-type="string" calcext:value-type="string">
            <text:p>Sistema retorna informações sobre estagiário referente ao nome digitado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8</text:p>
          </table:table-cell>
          <table:table-cell table:style-name="ce57" office:value-type="string" calcext:value-type="string">
            <text:p>Pesquisar Estagiário: Por nome (Campo em branco)</text:p>
          </table:table-cell>
          <table:table-cell table:style-name="ce57" office:value-type="string" calcext:value-type="string">
            <text:p>1- Coordenador não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57" office:value-type="string" calcext:value-type="string">
            <text:p>Sistema informa que campo da pesquisa por nome precisar ser preenchido</text:p>
          </table:table-cell>
          <table:table-cell table:number-columns-repeated="1017"/>
        </table:table-row>
        <table:table-row table:style-name="ro16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9</text:p>
          </table:table-cell>
          <table:table-cell table:style-name="ce57" office:value-type="string" calcext:value-type="string">
            <text:p>Pesquisar Estagiário: Estagiário não cadastrado</text:p>
          </table:table-cell>
          <table:table-cell table:style-name="ce57" office:value-type="string" calcext:value-type="string">
            <text:p>1- Coordenador digita o nome de um estagiário não cadastrado no sistema</text:p>
            <text:p>2- Coordenador seleciona a opção referente a pesquisa                                           </text:p>
          </table:table-cell>
          <table:table-cell table:style-name="ce57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17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30</text:p>
          </table:table-cell>
          <table:table-cell table:style-name="ce57" office:value-type="string" calcext:value-type="string">
            <text:p>Atualizar Informações: Campos obrigatórios </text:p>
          </table:table-cell>
          <table:table-cell table:style-name="ce57" office:value-type="string" calcext:value-type="string">
            <text:p>1- Estagiário atualiza dados obrigatórios <text:s text:c="9"/>2- Estagiário confirma a operação <text:s text:c="12"/></text:p>
          </table:table-cell>
          <table:table-cell table:style-name="ce57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8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31</text:p>
          </table:table-cell>
          <table:table-cell table:style-name="ce57" office:value-type="string" calcext:value-type="string">
            <text:p>Atualizar Informações: Campos obrigatórios em branco</text:p>
          </table:table-cell>
          <table:table-cell table:style-name="ce57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57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9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32</text:p>
          </table:table-cell>
          <table:table-cell table:style-name="ce57" office:value-type="string" calcext:value-type="string">
            <text:p>Excluir Estagiário: Listar todos</text:p>
          </table:table-cell>
          <table:table-cell table:style-name="ce57" office:value-type="string" calcext:value-type="string">
            <text:p>1- Coordenador lista estagiários <text:s text:c="24"/>2- Coordenador seleciona estagiário a ser removido <text:s text:c="56"/>3- Coordenador escolhe a opção excluir estagiário <text:s text:c="56"/>4- Sistema pergunta se “Deseja mesmo excluir esse estagiário?” <text:s text:c="44"/>5- Coordenador confirma a ação</text:p>
          </table:table-cell>
          <table:table-cell table:style-name="ce57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22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33</text:p>
          </table:table-cell>
          <table:table-cell table:style-name="ce57" office:value-type="string" calcext:value-type="string">
            <text:p>Excluir Estagiário: Por nome</text:p>
          </table:table-cell>
          <table:table-cell table:style-name="ce57" office:value-type="string" calcext:value-type="string">
            <text:p>1- Coordenador pesquisa nome de estagiário <text:s text:c="5"/>2- Coordenador escolhe a opção excluir estagiário <text:s text:c="56"/>3- Sistema pergunta se “Deseja mesmo excluir esse estagiário?” <text:s text:c="44"/>4- Coordenador confirma a ação</text:p>
          </table:table-cell>
          <table:table-cell table:style-name="ce57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23">
          <table:table-cell/>
          <table:table-cell table:style-name="ce51"/>
          <table:table-cell table:style-name="ce54" table:number-columns-repeated="2"/>
          <table:table-cell table:style-name="ce58" table:number-columns-repeated="3"/>
          <table:table-cell table:number-columns-repeated="1017"/>
        </table:table-row>
        <table:table-row table:style-name="ro23">
          <table:table-cell/>
          <table:table-cell table:style-name="ce51"/>
          <table:table-cell table:style-name="ce54" table:number-columns-repeated="2"/>
          <table:table-cell table:style-name="ce57" table:number-columns-repeated="3"/>
          <table:table-cell table:number-columns-repeated="1017"/>
        </table:table-row>
        <table:table-row table:style-name="ro23">
          <table:table-cell/>
          <table:table-cell table:style-name="ce52"/>
          <table:table-cell table:style-name="Default"/>
          <table:table-cell table:style-name="ce55"/>
          <table:table-cell table:style-name="ce59" table:number-columns-repeated="3"/>
          <table:table-cell table:number-columns-repeated="1017"/>
        </table:table-row>
        <table:table-row table:style-name="ro23" table:number-rows-repeated="4">
          <table:table-cell/>
          <table:table-cell table:style-name="ce52"/>
          <table:table-cell table:style-name="Default"/>
          <table:table-cell table:style-name="ce55"/>
          <table:table-cell table:style-name="Default" table:number-columns-repeated="3"/>
          <table:table-cell table:number-columns-repeated="1017"/>
        </table:table-row>
        <table:table-row table:style-name="ro23">
          <table:table-cell/>
          <table:table-cell table:style-name="ce5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23" table:number-rows-repeated="30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3" office:value-type="string" calcext:value-type="string">
            <text:p>Cadastrar <text:s/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9:40:50.5390567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8T09:42:02.826167266</dc:date>
    <meta:editing-duration>PT5H49M22S</meta:editing-duration>
    <meta:editing-cycles>30</meta:editing-cycles>
    <meta:document-statistic meta:table-count="4" meta:cell-count="241" meta:object-count="0"/>
  </office:meta>
</office:document-meta>
</file>